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aleway-L" svg:font-family="Raleway-L, 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6.964cm"/>
    </style:style>
    <style:style style:name="co4" style:family="table-column">
      <style:table-column-properties fo:break-before="auto" style:column-width="32.882cm"/>
    </style:style>
    <style:style style:name="ro6" style:family="table-row">
      <style:table-row-properties style:row-height="0.453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3.844cm" fo:break-before="auto" style:use-optimal-row-height="false"/>
    </style:style>
    <style:style style:name="ro4" style:family="table-row">
      <style:table-row-properties style:row-height="4.369cm" fo:break-before="auto" style:use-optimal-row-height="false"/>
    </style:style>
    <style:style style:name="ro5" style:family="table-row">
      <style:table-row-properties style:row-height="4.685cm" fo:break-before="auto" style:use-optimal-row-height="false"/>
    </style:style>
    <style:style style:name="ro7" style:family="table-row">
      <style:table-row-properties style:row-height="6.027cm" fo:break-before="auto" style:use-optimal-row-height="false"/>
    </style:style>
    <style:style style:name="ro8" style:family="table-row">
      <style:table-row-properties style:row-height="4.554cm" fo:break-before="auto" style:use-optimal-row-height="false"/>
    </style:style>
    <style:style style:name="ro9" style:family="table-row">
      <style:table-row-properties style:row-height="4.475cm" fo:break-before="auto" style:use-optimal-row-height="false"/>
    </style:style>
    <style:style style:name="ro10" style:family="table-row">
      <style:table-row-properties style:row-height="4.923cm" fo:break-before="auto" style:use-optimal-row-height="false"/>
    </style:style>
    <style:style style:name="ro11" style:family="table-row">
      <style:table-row-properties style:row-height="4.001cm" fo:break-before="auto" style:use-optimal-row-height="false"/>
    </style:style>
    <style:style style:name="ro12" style:family="table-row">
      <style:table-row-properties style:row-height="3.948cm" fo:break-before="auto" style:use-optimal-row-height="false"/>
    </style:style>
    <style:style style:name="ro13" style:family="table-row">
      <style:table-row-properties style:row-height="3.711cm" fo:break-before="auto" style:use-optimal-row-height="false"/>
    </style:style>
    <style:style style:name="ro14" style:family="table-row">
      <style:table-row-properties style:row-height="3.475cm" fo:break-before="auto" style:use-optimal-row-height="false"/>
    </style:style>
    <style:style style:name="ro15" style:family="table-row">
      <style:table-row-properties style:row-height="3.422cm" fo:break-before="auto" style:use-optimal-row-height="false"/>
    </style:style>
    <style:style style:name="ro16" style:family="table-row">
      <style:table-row-properties style:row-height="3.316cm" fo:break-before="auto" style:use-optimal-row-height="false"/>
    </style:style>
    <style:style style:name="ro17" style:family="table-row">
      <style:table-row-properties style:row-height="3.526cm" fo:break-before="auto" style:use-optimal-row-height="false"/>
    </style:style>
    <style:style style:name="ro18" style:family="table-row">
      <style:table-row-properties style:row-height="3.764cm" fo:break-before="auto" style:use-optimal-row-height="false"/>
    </style:style>
    <style:style style:name="ro19" style:family="table-row">
      <style:table-row-properties style:row-height="2.947cm" fo:break-before="auto" style:use-optimal-row-height="false"/>
    </style:style>
    <style:style style:name="ro20" style:family="table-row">
      <style:table-row-properties style:row-height="3.184cm" fo:break-before="auto" style:use-optimal-row-height="false"/>
    </style:style>
    <style:style style:name="ro21" style:family="table-row">
      <style:table-row-properties style:row-height="3cm" fo:break-before="auto" style:use-optimal-row-height="false"/>
    </style:style>
    <style:style style:name="ro22" style:family="table-row">
      <style:table-row-properties style:row-height="3.21cm" fo:break-before="auto" style:use-optimal-row-height="false"/>
    </style:style>
    <style:style style:name="ro23" style:family="table-row">
      <style:table-row-properties style:row-height="3.263cm" fo:break-before="auto" style:use-optimal-row-height="false"/>
    </style:style>
    <style:style style:name="ro24" style:family="table-row">
      <style:table-row-properties style:row-height="3.133cm" fo:break-before="auto" style:use-optimal-row-height="false"/>
    </style:style>
    <style:style style:name="ro25" style:family="table-row">
      <style:table-row-properties style:row-height="3.632cm" fo:break-before="auto" style:use-optimal-row-height="false"/>
    </style:style>
    <style:style style:name="ro26" style:family="table-row">
      <style:table-row-properties style:row-height="4.106cm" fo:break-before="auto" style:use-optimal-row-height="false"/>
    </style:style>
    <style:style style:name="ro27" style:family="table-row">
      <style:table-row-properties style:row-height="3.685cm" fo:break-before="auto" style:use-optimal-row-height="false"/>
    </style:style>
    <style:style style:name="ro28" style:family="table-row">
      <style:table-row-properties style:row-height="3.369cm" fo:break-before="auto" style:use-optimal-row-height="false"/>
    </style:style>
    <style:style style:name="ro29" style:family="table-row">
      <style:table-row-properties style:row-height="3.579cm" fo:break-before="auto" style:use-optimal-row-height="false"/>
    </style:style>
    <style:style style:name="ro30" style:family="table-row">
      <style:table-row-properties style:row-height="3.552cm" fo:break-before="auto" style:use-optimal-row-height="false"/>
    </style:style>
    <style:style style:name="ro31" style:family="table-row">
      <style:table-row-properties style:row-height="3.738cm" fo:break-before="auto" style:use-optimal-row-height="false"/>
    </style:style>
    <style:style style:name="ro32" style:family="table-row">
      <style:table-row-properties style:row-height="3.501cm" fo:break-before="auto" style:use-optimal-row-height="false"/>
    </style:style>
    <style:style style:name="ro33" style:family="table-row">
      <style:table-row-properties style:row-height="2.711cm" fo:break-before="auto" style:use-optimal-row-height="false"/>
    </style:style>
    <style:style style:name="ro34" style:family="table-row">
      <style:table-row-properties style:row-height="3.791cm" fo:break-before="auto" style:use-optimal-row-height="false"/>
    </style:style>
    <style:style style:name="ro35" style:family="table-row">
      <style:table-row-properties style:row-height="3.817cm" fo:break-before="auto" style:use-optimal-row-height="false"/>
    </style:style>
    <style:style style:name="ro36" style:family="table-row">
      <style:table-row-properties style:row-height="5.212cm" fo:break-before="auto" style:use-optimal-row-height="false"/>
    </style:style>
    <style:style style:name="ro37" style:family="table-row">
      <style:table-row-properties style:row-height="4.027cm" fo:break-before="auto" style:use-optimal-row-height="false"/>
    </style:style>
    <style:style style:name="ro38" style:family="table-row">
      <style:table-row-properties style:row-height="3.027cm" fo:break-before="auto" style:use-optimal-row-height="false"/>
    </style:style>
    <style:style style:name="ro39" style:family="table-row">
      <style:table-row-properties style:row-height="3.343cm" fo:break-before="auto" style:use-optimal-row-height="false"/>
    </style:style>
    <style:style style:name="ro40" style:family="table-row">
      <style:table-row-properties style:row-height="4.133cm" fo:break-before="auto" style:use-optimal-row-height="false"/>
    </style:style>
    <style:style style:name="ro41" style:family="table-row">
      <style:table-row-properties style:row-height="6.369cm" fo:break-before="auto" style:use-optimal-row-height="false"/>
    </style:style>
    <style:style style:name="ro42" style:family="table-row">
      <style:table-row-properties style:row-height="5.054cm" fo:break-before="auto" style:use-optimal-row-height="false"/>
    </style:style>
    <style:style style:name="ro43" style:family="table-row">
      <style:table-row-properties style:row-height="3.23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a"/>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a" style:text-align-source="fix" style:repeat-content="false" fo:border-left="0.002cm solid #00000a" fo:border-right="0.002cm solid #00000a"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Arial"/>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language="en" fo:country="US" style:font-name-asian="Arial" style:language-asian="en" style:country-asian="US" style:font-name-complex="Arial" style:font-size-complex="6.80000019073486pt" style:language-complex="en" style:country-complex="US"/>
    </style:style>
    <style:style style:name="ce7" style:family="table-cell" style:parent-style-name="Default">
      <style:text-properties fo:font-size="12pt" fo:language="en" fo:country="US" style:font-name-asian="Lucida Sans Unicode" style:font-size-asian="6.80000019073486pt" style:language-asian="en" style:country-asian="US" style:font-name-complex="Tahoma" style:font-size-complex="6.80000019073486pt" style:language-complex="en" style:country-complex="US"/>
    </style:style>
    <style:style style:name="ce8" style:family="table-cell" style:parent-style-name="Default">
      <style:text-properties fo:language="en" fo:country="US" style:font-name-asian="Lucida Sans Unicode" style:font-size-asian="6.80000019073486pt" style:language-asian="en" style:country-asian="US" style:font-name-complex="Tahoma" style:font-size-complex="6.80000019073486pt" style:language-complex="en" style:country-complex="US"/>
    </style:style>
    <style:style style:name="T1" style:family="text">
      <style:text-properties fo:language="en" fo:country="US" style:font-name-asian="Arial" style:font-name-complex="Arial" style:font-size-complex="6.80000019073486pt"/>
    </style:style>
    <style:style style:name="T2" style:family="text">
      <style:text-properties fo:font-size="12pt" fo:language="en" fo:country="US" style:font-size-asian="12pt" style:font-size-complex="6.80000019073486pt"/>
    </style:style>
    <style:style style:name="T3" style:family="text">
      <style:text-properties fo:font-size="12pt"/>
    </style:style>
    <style:style style:name="T4" style:family="text">
      <style:text-properties fo:color="#4a4a49" style:font-name="Raleway-L" fo:font-size="12pt"/>
    </style:style>
    <style:style style:name="T5" style:family="text">
      <style:text-properties fo:color="#4a4a49" style:font-name="Raleway-L" fo:font-size="12pt" fo:letter-spacing="normal" fo:font-style="normal" fo:font-weight="normal" style:font-style-asian="normal" style:font-weight-asian="normal" style:font-style-complex="normal" style:font-weight-complex="normal"/>
    </style:style>
  </office:automatic-styles>
  <office:body>
    <office:spreadsheet>
      <table:table table:name="Feuille1" table:style-name="ta1" table:print="false">
        <table:table-column table:style-name="co3" table:default-cell-style-name="ce1"/>
        <table:table-column table:style-name="co4" table:default-cell-style-name="Default"/>
        <table:table-row table:style-name="ro2">
          <table:table-cell office:value-type="string">
            <text:p/>
            <text:p>CAMPAGNE DE TESTS</text:p>
            <text:p/>
          </table:table-cell>
          <table:table-cell table:style-name="ce3" office:value-type="string">
            <text:p>Période continue d'activité de tests , comprenant en particulier l'exécution de tout ou partie du plan de tests.</text:p>
          </table:table-cell>
        </table:table-row>
        <table:table-row table:style-name="ro3">
          <table:table-cell office:value-type="string">
            <text:p/>
            <text:p>CONCEPTION GENERALE</text:p>
          </table:table-cell>
          <table:table-cell table:style-name="ce3" office:value-type="string">
            <text:p>Etape de la phase de Conception, devant permettre :</text:p>
            <text:p>de choisir la solution de réalisation du système</text:p>
            <text:p>de rédiger le(s) cahier(s) des charges, qui défini(ssen)t les fonctions que le système devra remplir et les exigences auxquelles il devra répondre en termes de mise en service et d’exploitation</text:p>
          </table:table-cell>
        </table:table-row>
        <table:table-row table:style-name="ro4">
          <table:table-cell office:value-type="string">
            <text:p/>
            <text:p>VISION</text:p>
          </table:table-cell>
          <table:table-cell table:style-name="ce3" office:value-type="string">
            <text:p>Description de ce que l’organisation tente de réaliser à long terme. Elle est prévue pour servir de guide clair pour choisir les actions actuelles et futures,</text:p>
            <text:p>elle est associée à la mission, elle constitue la base pour les stratégies et les politiques.</text:p>
            <text:p/>
          </table:table-cell>
        </table:table-row>
        <table:table-row table:style-name="ro5">
          <table:table-cell table:style-name="ce2" office:value-type="string">
            <text:p>ETUDE D'OPPORTUNITE</text:p>
            <text:p>(LIVRABLE)</text:p>
          </table:table-cell>
          <table:table-cell table:style-name="ce3" office:value-type="string">
            <text:p>Document réalisé pendant la phase d’Etude Préalable, avec pour objectifs de:</text:p>
            <text:p>Démontrer l'intérêt du <text:s/>projet pour L’entreprise (intérêt stratégique, rentabilité économique, sociale et fiscale)</text:p>
            <text:p>Permettre de décider de lancer l'étude de faisabilité</text:p>
          </table:table-cell>
        </table:table-row>
        <table:table-row table:style-name="ro7">
          <table:table-cell office:value-type="string">
            <text:p/>
            <text:p>COMITE PILOTAGE</text:p>
            <text:p/>
          </table:table-cell>
          <table:table-cell table:style-name="ce4" office:value-type="string">
            <text:p>Instance stratégique, le COPIL est l’instance d’arbitrage et de décision du projet.</text:p>
            <text:p>Le COPIL a pour mission de :</text:p>
            <text:p>Relayer le COMEX : lui rendre compte de ses actions, fixer les décisions qui sont de son ressort, mettre en œuvre ses orientations</text:p>
            <text:p>Réaliser un suivi macro du projet (suivi des phases, chantiers, filières, points bloquants)</text:p>
            <text:p>Décider du lancement des phases</text:p>
            <text:p>Décider du lancement des phases</text:p>
            <text:p>Cadrer et valider les orientations stratégiques du projet.</text:p>
            <text:p>Affecter les ressources nécessaires</text:p>
            <text:p>Il estconstituépour la durée du projet</text:p>
            <text:p>Le COPIL est composé uniquement par des internes à l’entreprise. L’équivalent de ce comité avec internes et externes est le Comité de Coordination.</text:p>
            <text:p><text:s/></text:p>
          </table:table-cell>
        </table:table-row>
        <table:table-row table:style-name="ro8">
          <table:table-cell table:style-name="ce2" office:value-type="string">
            <text:p/>
            <text:p>GO-LIVE</text:p>
          </table:table-cell>
          <table:table-cell table:style-name="ce4" office:value-type="string">
            <text:p>Jalon très important du projet qui marque le début de la phase déploiement du système et donc de la phase à partir de laquelle le système peut être utilisé par l'ensemble des utilisateurs finaux</text:p>
            <text:p/>
          </table:table-cell>
        </table:table-row>
        <table:table-row table:style-name="ro4">
          <table:table-cell office:value-type="string">
            <text:p/>
            <text:p>CHARGE</text:p>
          </table:table-cell>
          <table:table-cell table:style-name="ce5" office:value-type="string">
            <text:p>Evaluation des ressources (humaines et matérielles) nécessaires à la réalisation d’une tâche. Cette évaluation peut être traduite en différentes unités (jours hommes, euros…).</text:p>
          </table:table-cell>
        </table:table-row>
        <table:table-row table:style-name="ro9">
          <table:table-cell table:style-name="ce2" office:value-type="string">
            <text:p/>
            <text:p>COORDINATION</text:p>
            <text:p/>
          </table:table-cell>
          <table:table-cell table:style-name="ce5" office:value-type="string">
            <text:p>Activité consistant à piloter différents éléments et à prendre les mesures préventives ou correctives pour s'assurer qu'ils convergent bien vers le résultat à atteindre </text:p>
          </table:table-cell>
        </table:table-row>
        <table:table-row table:style-name="ro10">
          <table:table-cell office:value-type="string">
            <text:p/>
            <text:p/>
            <text:p>ALLOCATION DES RESSOURCES</text:p>
            <text:p/>
          </table:table-cell>
          <table:table-cell table:style-name="ce5" office:value-type="string">
            <text:p>Processus ayant pour finalité de s’assurer de la mise à disposition des ressources nécessaires au projet.</text:p>
          </table:table-cell>
        </table:table-row>
        <table:table-row table:style-name="ro11">
          <table:table-cell office:value-type="string">
            <text:p/>
            <text:p>COMITE OPERATIONNEL</text:p>
          </table:table-cell>
          <table:table-cell table:style-name="ce5" office:value-type="string">
            <text:p>Comité Projet composé de personnes internes et d’externes à l’entreprise (voir Comité Projet)</text:p>
          </table:table-cell>
        </table:table-row>
        <table:table-row table:style-name="ro3">
          <table:table-cell office:value-type="string">
            <text:p/>
            <text:p>CONTRAINTE</text:p>
          </table:table-cell>
          <table:table-cell table:style-name="ce5" office:value-type="string">
            <text:p>Obligation à laquelle on ne peut se soustraire et qui limite la liberté d'action.</text:p>
          </table:table-cell>
        </table:table-row>
        <table:table-row table:style-name="ro12">
          <table:table-cell office:value-type="string">
            <text:p/>
            <text:p>SCENARIO DE RECETTE</text:p>
            <text:p/>
          </table:table-cell>
          <table:table-cell table:style-name="ce5" office:value-type="string">
            <text:p>Reproduction d’un processus/d’une fonctionnalité du système réalisé dans une situation type (fonctionnalité appliquée à un produit, à un client…) pour valider qu’il répond aux attentes.</text:p>
          </table:table-cell>
        </table:table-row>
        <table:table-row table:style-name="ro13">
          <table:table-cell office:value-type="string">
            <text:p/>
            <text:p>REPORTING</text:p>
          </table:table-cell>
          <table:table-cell table:style-name="ce5" office:value-type="string">
            <text:p>Activité du processus de pilotage consistant à :</text:p>
            <text:p>Transmettre, des équipes vers les instances, les points en suspens à arbitrer</text:p>
            <text:p>Redescendre, des instances vers les équipes, le résultat des arbitrages</text:p>
            <text:p>Ce reporting se caractérise généralement par une présentation formalisée du suivi du projet (état d’avancement, risques, planning, charges, coûts, changement de périmè</text:p>
          </table:table-cell>
        </table:table-row>
        <table:table-row table:style-name="ro14">
          <table:table-cell table:style-name="ce2" office:value-type="string">
            <text:p/>
            <text:p>ETUDE DE FAISABILITE (LIVRABLE)</text:p>
          </table:table-cell>
          <table:table-cell office:value-type="string">
            <text:p>Document réalisé pendant la phase d’Etude Préalable, avec pour objectifs de:</text:p>
            <text:p>Prouver la faisabilité technique, organisationnelle et budgétaire du projet pour l’entreprise</text:p>
            <text:p>Préconiser un scénario de réalisation du système au COMEX</text:p>
            <text:p>Déterminer de lancer le projet</text:p>
          </table:table-cell>
        </table:table-row>
        <table:table-row table:style-name="ro15">
          <table:table-cell office:value-type="string">
            <text:p/>
            <text:p>ACTEUR PROJET</text:p>
          </table:table-cell>
          <table:table-cell office:value-type="string">
            <text:p>Toute personne qui participe à la réalisation du projet.</text:p>
            <text:p/>
          </table:table-cell>
        </table:table-row>
        <table:table-row table:style-name="ro16">
          <table:table-cell table:style-name="ce2" office:value-type="string">
            <text:p/>
            <text:p>CYCLE DE VIE PROJET</text:p>
          </table:table-cell>
          <table:table-cell office:value-type="string">
            <text:p>Représente la succession des phases mise en jeu lors d'un projet pour passer d'un Besoin à un Système en service.</text:p>
          </table:table-cell>
        </table:table-row>
        <table:table-row table:style-name="ro5">
          <table:table-cell table:style-name="ce2" office:value-type="string">
            <text:p/>
            <text:p>DEPLOIEMENT </text:p>
            <text:p>(PHASE DE)</text:p>
            <text:p/>
          </table:table-cell>
          <table:table-cell office:value-type="string">
            <text:p>Dernière phase du projet, visant à installer et déployer le système réalisé.</text:p>
          </table:table-cell>
        </table:table-row>
        <table:table-row table:style-name="ro17">
          <table:table-cell office:value-type="string">
            <text:p/>
            <text:p>CAHIER DE RECETTE</text:p>
          </table:table-cell>
          <table:table-cell office:value-type="string">
            <text:p>Document listant de manière exhaustive les recettes à réaliser pour valider que le système livré est conforme aux attentes (aux spécifications techniques et fonctionnelles)</text:p>
            <text:p><text:s/></text:p>
            <text:p>Il contient pour chaque fonctionnalité du système développé, la liste des scénarios de recette.</text:p>
            <text:p>Il est rédigé par l’équipe client, côté filière métier pour les s fonctionnels et filière informatique pour les tests techniques.</text:p>
            <text:p>Il est utilisé par l’équipe en charge de la recette.</text:p>
          </table:table-cell>
        </table:table-row>
        <table:table-row table:style-name="ro14">
          <table:table-cell office:value-type="string">
            <text:p/>
            <text:p/>
            <text:p>COMITE CHANTIER</text:p>
          </table:table-cell>
          <table:table-cell office:value-type="string">
            <text:p>Instance opérationnelle, constituée pour la durée du projet.</text:p>
            <text:p>Il réalise un suivi opérationnel au niveau de son chantier.</text:p>
            <text:p>Le Comité Chantier a pour mission de :</text:p>
            <text:p>mettre en œuvre les orientations du Comité de Projet et de rendre compte de ses actions auprès de cette instance</text:p>
            <text:p>cadrer et valider les travaux de son chantier et arbitrer les options sur son chantier</text:p>
            <text:p>prendre les décisions qui sont de son ressort et fixer les décisions relevant du Comité de Projet.</text:p>
          </table:table-cell>
        </table:table-row>
        <table:table-row table:style-name="ro18">
          <table:table-cell office:value-type="string">
            <text:p/>
            <text:p>CONDUITE DU CHANGEMENT</text:p>
            <text:p/>
          </table:table-cell>
          <table:table-cell office:value-type="string">
            <text:p>Processus support du projet visant à faire passer l’entreprise d’un système existant à un système cible dans les meilleures conditions.</text:p>
            <text:p>C’est l’art d’anticiper et de traiter les obstacles qui pourraient compromettre la mise en œuvre du système cible.</text:p>
            <text:p>Elle doit se mener au travers d’une démarche structurée de changement qui s’appuie sur 6 axes de construction en interaction les uns avec les autres :</text:p>
            <text:p>- <text:s text:c="3"/>Organisation et modes de fonctionnement</text:p>
            <text:p>- <text:s text:c="3"/>RH</text:p>
            <text:p>- <text:s text:c="3"/>Communication</text:p>
            <text:p>- <text:s text:c="3"/>Formation</text:p>
            <text:p>- <text:s text:c="3"/>Passage du gap</text:p>
            <text:p>Elle est généralement identifiée comme un chantier.</text:p>
          </table:table-cell>
        </table:table-row>
        <table:table-row table:style-name="ro19">
          <table:table-cell office:value-type="string">
            <text:p/>
            <text:p>JOURS.HOMMES(MAN-DAY ou PERSON-DAY)</text:p>
          </table:table-cell>
          <table:table-cell table:style-name="ce6" office:value-type="string">
            <text:p><text:span text:style-name="T1">Unité de charge de travail.</text:span></text:p>
            <text:p><text:span text:style-name="T1">Un jour.homme ( au singulier) correspond au travail d'une personne pendant une journée. </text:span></text:p>
            <text:p><text:span text:style-name="T1">Une tâche de 5 jours sur laquelle 3 personnes à plein temps consomme 15 jours.hommes.</text:span></text:p>
            <text:p><text:span text:style-name="T2"/></text:p>
          </table:table-cell>
        </table:table-row>
        <table:table-row table:style-name="ro20">
          <table:table-cell table:style-name="ce2" office:value-type="string">
            <text:p/>
            <text:p>KICK-OFF MEETING</text:p>
          </table:table-cell>
          <table:table-cell office:value-type="string">
            <text:p>La traduction littérale de l'anglais"kick off" est "coup d'envoi". Le kick off meeting est la réunion de lancement du projet.</text:p>
          </table:table-cell>
        </table:table-row>
        <table:table-row table:style-name="ro15">
          <table:table-cell table:style-name="ce2" office:value-type="string">
            <text:p/>
            <text:p>ENJEU</text:p>
          </table:table-cell>
          <table:table-cell table:style-name="ce7" office:value-type="string">
            <text:p><text:span text:style-name="T3">Un enjeu est ce que l'entreprise ou une direction peut gagner</text:span></text:p>
            <text:p><text:span text:style-name="T3">ou perdre sur le plan matériel (fiancier, fiscal, marché, client.....) </text:span></text:p>
            <text:p><text:span text:style-name="T3">ou moral (image, notoriété...) selon que le projet de transformation </text:span></text:p>
            <text:p><text:span text:style-name="T3">est réalisé ou non (enjeu du projet).</text:span></text:p>
          </table:table-cell>
        </table:table-row>
        <table:table-row table:style-name="ro21">
          <table:table-cell office:value-type="string">
            <text:p/>
            <text:p>COMITE THEMATIQUE</text:p>
          </table:table-cell>
          <table:table-cell office:value-type="string">
            <text:p>Comité Chantier composé de personnes internes et d’externes à l’entreprise (voir Comité Chantier)</text:p>
            <text:p/>
          </table:table-cell>
        </table:table-row>
        <table:table-row table:style-name="ro22">
          <table:table-cell office:value-type="string">
            <text:p>ROAD MAP / FEUILLE DE ROUTE</text:p>
          </table:table-cell>
          <table:table-cell office:value-type="string">
            <text:p>Cadencement des principales étapes d’un projet avec les rôles, les objectifs et les principales finalités.</text:p>
          </table:table-cell>
        </table:table-row>
        <table:table-row table:style-name="ro23">
          <table:table-cell office:value-type="string">
            <text:p/>
            <text:p>SUIVI DE PROJET</text:p>
          </table:table-cell>
          <table:table-cell table:style-name="ce8" office:value-type="string">
            <text:p><text:span text:style-name="T4">Le suivi de projet est l'ensemble des processus relatifs à la surveillance </text:span></text:p>
            <text:p><text:span text:style-name="T4">de l'avancement du projet, c'est-à-dire son orientation, </text:span></text:p>
            <text:p><text:span text:style-name="T4">sa qualité et l'utilisation des ressources comparées au </text:span></text:p>
            <text:p><text:span text:style-name="T5">plan prévisionnel de réalisation du projet.</text:span><text:span text:style-name="T3"> </text:span><text:span text:style-name="T3"><text:line-break/></text:span><text:span text:style-name="T3"/></text:p>
          </table:table-cell>
        </table:table-row>
        <table:table-row table:style-name="ro24">
          <table:table-cell table:style-name="ce2" office:value-type="string">
            <text:p/>
            <text:p>DELAI</text:p>
          </table:table-cell>
          <table:table-cell office:value-type="string">
            <text:p>Temps alloué pour réaliser une tâche.</text:p>
          </table:table-cell>
        </table:table-row>
        <table:table-row table:style-name="ro25">
          <table:table-cell office:value-type="string">
            <text:p/>
            <text:p>RESSOURCES</text:p>
          </table:table-cell>
          <table:table-cell table:style-name="ce7" office:value-type="string">
            <text:p><text:span text:style-name="T3"/></text:p>
            <text:p><text:span text:style-name="T3"><text:line-break/></text:span><text:span text:style-name="T3">Les ressources sont les moyens à mettre en oeuvre pour réaliser le projet: </text:span></text:p>
            <text:p><text:span text:style-name="T3">personnel,les logiciels, les équipements,les finances,</text:span></text:p>
            <text:p><text:span text:style-name="T3">les matériels, les espaces de travail...  </text:span></text:p>
            <text:p><text:span text:style-name="T3"/></text:p>
          </table:table-cell>
        </table:table-row>
        <table:table-row table:style-name="ro26">
          <table:table-cell office:value-type="string">
            <text:p/>
            <text:p>CHEF DE PROJET</text:p>
            <text:p/>
          </table:table-cell>
          <table:table-cell table:style-name="ce7" office:value-type="string">
            <text:p><text:span text:style-name="T3">Personne responsable de l’atteinte des objectifs du projet conformément</text:span></text:p>
            <text:p><text:span text:style-name="T3">au niveau de qualité, aux délais et aux coûts spécifiés et dans le respect</text:span></text:p>
            <text:p><text:span text:style-name="T3"><text:s/></text:span><text:span text:style-name="T3">des règles et procédures réglementaires applicables à l’entreprise. </text:span><text:span text:style-name="T3"><text:line-break/></text:span><text:span text:style-name="T3">Sa responsabilité s’exerce de bout en bout du projet et couvre toutes </text:span></text:p>
            <text:p><text:span text:style-name="T3">les disciplines (des exigences jusqu’au déploiement et au bilan).</text:span></text:p>
          </table:table-cell>
        </table:table-row>
        <table:table-row table:style-name="ro27">
          <table:table-cell office:value-type="string">
            <text:p/>
            <text:p>REFERENTIEL METHODOLOGIQUE</text:p>
            <text:p/>
          </table:table-cell>
          <table:table-cell office:value-type="string">
            <text:p>Ensemble de composants méthodologiques (phases, processus, rôles, livrables, outils) pouvant être combinés de façon à répondre à chaque situation.</text:p>
            <text:p/>
          </table:table-cell>
        </table:table-row>
        <table:table-row table:style-name="ro28">
          <table:table-cell office:value-type="string">
            <text:p/>
            <text:p>COMITE EXECUTIF</text:p>
          </table:table-cell>
          <table:table-cell office:value-type="string">
            <text:p>Instance stratégique représentant la direction générale pour l’ensemble des projets</text:p>
            <text:p>Le COMEX a pour mission :</text:p>
            <text:p>de sélectionner les projets apportant une valeur ajoutée à l’entreprise</text:p>
            <text:p>de décider du go/ no go entre les phases, notamment lors du lancement du projet (à tout moment, le COMEX peut réexaminer le bien fondé des projets en cours en fonction des enjeux, des objectifs et de la rentabilité de ceux-ci)</text:p>
            <text:p>d’alerter la Direction Générale sur les dysfonctionnements des projets</text:p>
            <text:p/>
          </table:table-cell>
        </table:table-row>
        <table:table-row table:style-name="ro29">
          <table:table-cell table:style-name="ce2" office:value-type="string">
            <text:p/>
            <text:p>GESTION DE PROJET</text:p>
          </table:table-cell>
          <table:table-cell table:style-name="ce7" office:value-type="string">
            <text:p><text:span text:style-name="T3">Ensemble des activités coordonnées et maîtrisées comportant </text:span></text:p>
            <text:p><text:span text:style-name="T3">des dates de début et de fin, entrepris dans le but d'atteindre un objectif </text:span></text:p>
            <text:p><text:span text:style-name="T3">conforme à des exigences spécifiques. ( Norme X50-115 AFNOR (2002).</text:span></text:p>
            <text:p><text:span text:style-name="T3">La gestion de projet implique, de la part du chef de projet, </text:span></text:p>
            <text:p><text:span text:style-name="T3">le pilotage des activités réalisées par des expertises professionnelles </text:span></text:p>
            <text:p><text:span text:style-name="T3">différentes et complémentaire les une des autres.</text:span></text:p>
          </table:table-cell>
        </table:table-row>
        <table:table-row table:style-name="ro13">
          <table:table-cell table:style-name="ce2" office:value-type="string">
            <text:p/>
            <text:p>INSTANCE</text:p>
          </table:table-cell>
          <table:table-cell office:value-type="string">
            <text:p>Groupe de personnes prenant les décisions de son ressort</text:p>
            <text:p>L’instance de niveau (n) est sollicitée sur les points que l’instance de niveau (n-1) n’a pas pu arbitrer.</text:p>
            <text:p>L’ensemble des instances constitue la chaîne décisionnelle que peut emprunter le projet.</text:p>
          </table:table-cell>
        </table:table-row>
        <table:table-row table:style-name="ro30">
          <table:table-cell table:style-name="ce2" office:value-type="string">
            <text:p/>
            <text:p>ETUDE PREALABLE (PHASE D')</text:p>
            <text:p/>
          </table:table-cell>
          <table:table-cell office:value-type="string">
            <text:p>Phase du projet visant à :</text:p>
            <text:p>Démontrer l'intérêt économique, financier ou social pour L’entreprise à lancer le <text:s/>projet</text:p>
            <text:p>Déterminer la capacité (ou non) de L’entreprise à réaliser le <text:s/>projet et à quelles conditions <text:s/>(humaines, techniques, financières)</text:p>
            <text:p>Elle intervient en amont du lancement du projet.</text:p>
            <text:p/>
          </table:table-cell>
        </table:table-row>
        <table:table-row table:style-name="ro31">
          <table:table-cell table:style-name="ce2" office:value-type="string">
            <text:p/>
            <text:p>CONTRÔLE</text:p>
          </table:table-cell>
          <table:table-cell office:value-type="string">
            <text:p><text:tab/></text:p>
            <text:p>Action de mesurer,examiner une ou plusieurs caractéristiques du résultat d'une activité afin de comparer sa conformité aux exigences spécifiées.</text:p>
          </table:table-cell>
        </table:table-row>
        <table:table-row table:style-name="ro32">
          <table:table-cell office:value-type="string">
            <text:p/>
            <text:p>PRESTATAIRE</text:p>
          </table:table-cell>
          <table:table-cell office:value-type="string">
            <text:p>Entité externe à laquelle l’entreprise peut recourir pour la réalisation de certaines activités.</text:p>
            <text:p>Il apporte un savoir faire que l’entreprise ne possède pas, ou des ressources humaines qui font défaut à l’entreprise (ressources supplémentaires pour renforcer l’équipe interne).</text:p>
            <text:p>Le prestataire est lié au projet par un contrat qui imposera:</text:p>
            <text:p>d’utiliser la méthode définie</text:p>
            <text:p>de réaliser le reporting de son activité selon les règles et formats décrits par cette méthode.</text:p>
            <text:p/>
          </table:table-cell>
        </table:table-row>
        <table:table-row table:style-name="ro24">
          <table:table-cell table:style-name="ce2" office:value-type="string">
            <text:p/>
            <text:p>JALON</text:p>
            <text:p/>
          </table:table-cell>
          <table:table-cell office:value-type="string">
            <text:p>Est utilisé pour désigner les événements sensibles, de la réalisation d'un projet, nécessitant un contrôle.</text:p>
            <text:p>Chaque jalon permet de vérifier que les conditions nécessaires à la poursuite du projet sont réunies.</text:p>
            <text:p/>
          </table:table-cell>
        </table:table-row>
        <table:table-row table:style-name="ro33">
          <table:table-cell office:value-type="string">
            <text:p/>
            <text:p/>
            <text:p>BUDGET</text:p>
            <text:p/>
            <text:p/>
          </table:table-cell>
          <table:table-cell office:value-type="string">
            <text:p>Ensemble de ressources affectées pour mener à bien la réalisation du projet.</text:p>
            <text:p/>
          </table:table-cell>
        </table:table-row>
        <table:table-row table:style-name="ro34">
          <table:table-cell office:value-type="string">
            <text:p/>
            <text:p>TABLEAU DE BORD</text:p>
          </table:table-cell>
          <table:table-cell office:value-type="string">
            <text:p><text:tab/></text:p>
            <text:p>Livrable composé d’indicateurs, il permet de rapporter les informations relatives au déroulement du <text:s/>projet ou de la demande de travaux aux personnes ou instances en charge du pilotage.</text:p>
            <text:p>Le tableau de bord est régulièrement élaboré par l’équipe chargée de la réalisation du <text:s/>projet ou de la demande de travaux,</text:p>
            <text:p>Il comporte les éléments suivants :</text:p>
            <text:p>Planning</text:p>
            <text:p>Etat d’avancement</text:p>
            <text:p>Risques</text:p>
            <text:p>Budget</text:p>
            <text:p/>
          </table:table-cell>
        </table:table-row>
        <table:table-row table:style-name="ro32">
          <table:table-cell office:value-type="string">
            <text:p/>
            <text:p>CHEMIN CRITIQUE</text:p>
          </table:table-cell>
          <table:table-cell office:value-type="string">
            <text:p>Successions de tâches enclenchées entre elles sans marge depuis le démarrage jusqu’à la fin d’un projet. Tout retard sur une des tâches situées sur chemin critique compromet le délai final du projet.</text:p>
            <text:p/>
          </table:table-cell>
        </table:table-row>
        <table:table-row table:style-name="ro35">
          <table:table-cell table:style-name="ce2" office:value-type="string">
            <text:p/>
            <text:p>LIVRABLE</text:p>
          </table:table-cell>
          <table:table-cell office:value-type="string">
            <text:p>Se dit de toute chose qui peut être livrée comme résultat de l'exécution d'une phase du cycle projet.</text:p>
            <text:p>Un livrable peut être un document, un programme informatique, un manuel utilisateur, une interface, un Cahier des charges, etc. Il est tangible et vérifiable.</text:p>
            <text:p><text:s/></text:p>
            <text:p>Il est produit au cours du projet (y compris pendant la phase d’Etude Préalable).</text:p>
          </table:table-cell>
        </table:table-row>
        <table:table-row table:style-name="ro36">
          <table:table-cell table:style-name="ce2" office:value-type="string">
            <text:p/>
            <text:p>LETTRE DE MISSION DE PROJET</text:p>
            <text:p/>
          </table:table-cell>
          <table:table-cell office:value-type="string">
            <text:p>Document émis par la structure de pilotage,pour officialiser la mission du chef de projet et lui donner les pouvoirs nécessaires.</text:p>
            <text:p>Dans les structures matricielles, la lettre de mission définit avec précision les conditions dans lesquelles le chef de projet pourra utiliser les ressources de l'entreprise dans les activités du projet.</text:p>
            <text:p>La lettre de mission projet définit:</text:p>
            <text:p>les limites de responsabilité du chef de projet</text:p>
            <text:p>les critères d'évaluation de la réussite de la mission</text:p>
            <text:p>les dispositions contractuelles à respecter</text:p>
            <text:p>les pouvoirs du chef de projet sur tous les aspects du projet (planning,budget,ressources...),</text:p>
            <text:p>les modes de communication (forme et fréquence),</text:p>
            <text:p>le soutien de la tutelle du chef de projet</text:p>
            <text:p>la date de prise d'effet de la délégation de mission</text:p>
            <text:p/>
          </table:table-cell>
        </table:table-row>
        <table:table-row table:style-name="ro19">
          <table:table-cell office:value-type="string">
            <text:p/>
            <text:p>BILAN DE PROJET</text:p>
          </table:table-cell>
          <table:table-cell office:value-type="string">
            <text:p>Livrable dont le but est de documenter l’expérience acquise durant le projet en vue de sa réutilisation.</text:p>
            <text:p>Il est de la responsabilité du Chef de Projet.</text:p>
            <text:p>Il est livré en phase de Résultat mais peut être alimenté tout au long du projet.</text:p>
            <text:p/>
          </table:table-cell>
        </table:table-row>
        <table:table-row table:style-name="ro13">
          <table:table-cell office:value-type="string">
            <text:p/>
            <text:p>DECIDEUR</text:p>
            <text:p/>
          </table:table-cell>
          <table:table-cell office:value-type="string">
            <text:p>Personne mandatée pour prendre les décisions relatives à une action , les faire connaître et les faire appliquer.</text:p>
            <text:p/>
          </table:table-cell>
        </table:table-row>
        <table:table-row table:style-name="ro37">
          <table:table-cell office:value-type="string">
            <text:p/>
            <text:p>CAHIER DES CHARGES</text:p>
            <text:p/>
          </table:table-cell>
          <table:table-cell office:value-type="string">
            <text:p>Document contractuel fourni par le client au fournisseur.</text:p>
            <text:p>Il exprime de manière exhaustive les attendus d’un système à réaliser.</text:p>
            <text:p>Il permet au donneur d’ordre de présenter et d'exprimer avec précision son besoin, afin qu’un fournisseur puisse proposer une solution technique viable puis un système opérationnel.</text:p>
            <text:p>Le Cahier des charges ne traitera pas du comment on réalisera le système mais seulement du quoi.</text:p>
            <text:p>En amont du projet, il sert de base de toute consultation ou négociation avec les fournisseurs (en interne/ externe). Durant le projet, il est le document de référence permettant d’évaluer l’avancement de la réalisation et de vérifier la conformité entre le système à fabriquer et le système fabriqué.</text:p>
            <text:p/>
          </table:table-cell>
        </table:table-row>
        <table:table-row table:style-name="ro38">
          <table:table-cell office:value-type="string">
            <text:p/>
            <text:p>PORTEFEUILLE DE RISQUES</text:p>
          </table:table-cell>
          <table:table-cell office:value-type="string">
            <text:p>Outil <text:s/>permettant de suivre les facteurs de risque et des actions préventives ou correctives engagées. Il permet d’identifier la disparition de certains risques, l’apparition de nouveaux risques, l’appréciation de leur incidence.</text:p>
            <text:p>L'incidence d’un risque est une combinaison de la criticité du risque et de sa possibilité de survenance.</text:p>
          </table:table-cell>
        </table:table-row>
        <table:table-row table:style-name="ro13">
          <table:table-cell office:value-type="string">
            <text:p/>
            <text:p>CONCEPTION </text:p>
            <text:p>(PHASE DE)</text:p>
            <text:p/>
          </table:table-cell>
          <table:table-cell office:value-type="string">
            <text:p>Phase du projet ayant pour objectif de permettre de :</text:p>
            <text:p>Concevoir et formaliser le système à réaliser qui couvrira le besoin à satisfaire</text:p>
            <text:p>Figer définitivement le périmètre du projet</text:p>
          </table:table-cell>
        </table:table-row>
        <table:table-row table:style-name="ro19">
          <table:table-cell office:value-type="string">
            <text:p/>
            <text:p>BESOIN</text:p>
          </table:table-cell>
          <table:table-cell office:value-type="string">
            <text:p><text:tab/></text:p>
            <text:p>Exprime et décrit le manque de ce qui est perçu comme nécessaire et pour lequel on cherche une solution</text:p>
          </table:table-cell>
        </table:table-row>
        <table:table-row table:style-name="ro29">
          <table:table-cell table:style-name="ce2" office:value-type="string">
            <text:p/>
            <text:p>EQUIPE PROJET</text:p>
            <text:p/>
          </table:table-cell>
          <table:table-cell office:value-type="string">
            <text:p>Equipe constituée des ressources dédiées du projet (affectées au projet à au moins 50% de leur temps)</text:p>
            <text:p>L’équipe projet est en charge de la réalisation <text:s/>et du déploiement du système que doit produire un projet:</text:p>
            <text:p>Elle produit les travaux de son ressort (management, suivi budgétaire, gestion des risques…)</text:p>
            <text:p>Elle est constituée d’un noyau dur de ressources dédiées et hiérarchiquement rattachées à la direction métier dont ils sont issus, mais fonctionnellement rattachées au projet manager.</text:p>
          </table:table-cell>
        </table:table-row>
        <table:table-row table:style-name="ro35">
          <table:table-cell office:value-type="string">
            <text:p/>
            <text:p>PAY BACK OU ROI</text:p>
          </table:table-cell>
          <table:table-cell office:value-type="string">
            <text:p>Délai nécessaire à la récupération des investissements.</text:p>
            <text:p/>
          </table:table-cell>
        </table:table-row>
        <table:table-row table:style-name="ro39">
          <table:table-cell table:style-name="ce2" office:value-type="string">
            <text:p/>
            <text:p>GO/NO GO</text:p>
          </table:table-cell>
          <table:table-cell office:value-type="string">
            <text:p>Feu vert ("go") donné par le COMEX pour lancer ou poursuivre le projet.</text:p>
            <text:p>Le ""go" ou le "no go" répond à la question « décide-t-on de passer à la phase (ou à l'étape) suivante?»</text:p>
            <text:p>Cette révision des enjeux du <text:s/>projet peut intervenir à plusieurs reprises durant la période projet.</text:p>
            <text:p/>
          </table:table-cell>
        </table:table-row>
        <table:table-row table:style-name="ro40">
          <table:table-cell office:value-type="string">
            <text:p/>
            <text:p/>
            <text:p>ACTIVITE</text:p>
          </table:table-cell>
          <table:table-cell office:value-type="string">
            <text:p>Premier niveau de regroupement homogène de tâches (gérer les risques…). Les tâches d'une activité peuvent être réalisées de manière séquentielle ou parallèle.</text:p>
            <text:p><text:s/></text:p>
            <text:p/>
          </table:table-cell>
        </table:table-row>
        <table:table-row table:style-name="ro41">
          <table:table-cell office:value-type="string">
            <text:p/>
            <text:p>COMITE PROJET</text:p>
          </table:table-cell>
          <table:table-cell office:value-type="string">
            <text:p>Instance opérationnelle qui regroupe les différents responsables opérationnels internes de l’entreprise au sein du projet</text:p>
            <text:p>Le COPROJ a pour mission de :</text:p>
            <text:p>Relayer le COPIL : lui rendre compte de ses actions, fixer les décisions qui sont de son ressort, mettre en œuvre ses orientations</text:p>
            <text:p>Réaliser un suivi opérationnel du projet: suivi des actions, suivi des points en suspens, suivi des livrables, …</text:p>
            <text:p>Coordonner les différents chantiers du projet et suivre leur avancement</text:p>
            <text:p>Valider les livrables du projet</text:p>
            <text:p><text:s/></text:p>
            <text:p>Il est constitué pour la durée du projet</text:p>
            <text:p>Il est sous la responsabilité du Chef de projet</text:p>
            <text:p>Le COPROJ est composé uniquement par des internes à l’entreprise. L’équivalent de ce comité avec internes et externes est le Comité Opérationnel</text:p>
            <text:p/>
          </table:table-cell>
        </table:table-row>
        <table:table-row table:style-name="ro42">
          <table:table-cell table:style-name="ce2" office:value-type="string">
            <text:p/>
            <text:p>RISQUE</text:p>
          </table:table-cell>
          <table:table-cell office:value-type="string">
            <text:p>Un risque est la possibilité d’une exposition aux conséquences néfastes d’évènements futurs</text:p>
            <text:p>Les risques d’un projet peuvent être classés en 6 catégories (en termes d’impact) :</text:p>
            <text:p>1. <text:s text:c="3"/>COUTS : le projet coûte trop cher</text:p>
            <text:p>2. <text:s text:c="3"/>DELAIS : Le projet s’achève trop tard</text:p>
            <text:p>3. <text:s text:c="3"/>FONCTIONNALITES: Le système ne supporte pas les fonctionnalités voulues</text:p>
            <text:p>4. <text:s text:c="3"/>QUALITE : Le système marche mal ou ne marche pas</text:p>
            <text:p>5. <text:s text:c="3"/>UTILISABILITE : Le système est trop difficile à utiliser</text:p>
            <text:p>6. <text:s text:c="3"/>EVOLUTIVITE : Le système est trop difficile à faire évoluer</text:p>
            <text:p/>
          </table:table-cell>
        </table:table-row>
        <table:table-row table:style-name="ro39">
          <table:table-cell office:value-type="string">
            <text:p/>
            <text:p>COMITE COORDINATION</text:p>
          </table:table-cell>
          <table:table-cell office:value-type="string">
            <text:p>Comité de Pilotage composé de personnes internes et d’externes à l’entreprise (voir Comité de Pilotage).</text:p>
            <text:p/>
          </table:table-cell>
        </table:table-row>
        <table:table-row table:style-name="ro43">
          <table:table-cell table:style-name="ce2" office:value-type="string">
            <text:p/>
            <text:p>DEMARCHE</text:p>
          </table:table-cell>
          <table:table-cell office:value-type="string">
            <text:p>Manière de réaliser un ensemble de tâches.</text:p>
          </table:table-cell>
        </table:table-row>
      </table:table>
      <table:table table:name="Feuille2" table:style-name="ta1" table:print="false">
        <table:table-column table:style-name="co2" table:default-cell-style-name="Default"/>
        <table:table-row table:style-name="ro6">
          <table:table-cell/>
        </table:table-row>
      </table:table>
      <table:table table:name="Feuille3" table:style-name="ta1" table:print="false">
        <table:table-column table:style-name="co2"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aleway-L" svg:font-family="Raleway-L, 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6">26/03/2017</text:date>, <text:time>15:09: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4:30:02.38</meta:creation-date>
    <dc:date>2017-03-26T15:09:25.54</dc:date>
    <meta:editing-duration>PT1H1M31S</meta:editing-duration>
    <meta:editing-cycles>3</meta:editing-cycles>
    <meta:generator>OpenOffice/4.1.3$Win32 OpenOffice.org_project/413m1$Build-9783</meta:generator>
    <dc:creator>Amel Leksouri</dc:creator>
    <meta:document-statistic meta:table-count="3" meta:cell-count="112" meta:object-count="0"/>
  </office:meta>
</office:document-meta>
</file>